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1b09dc" officeooo:paragraph-rsid="001b09dc" style:font-weight-asian="bold" style:font-weight-complex="bold"/>
    </style:style>
    <style:style style:name="P2" style:family="paragraph" style:parent-style-name="Standard">
      <style:text-properties fo:font-size="12pt" style:text-underline-style="none" fo:font-weight="normal" officeooo:rsid="001b09dc" officeooo:paragraph-rsid="001b09dc" style:font-weight-asian="normal" style:font-weight-complex="normal"/>
    </style:style>
    <style:style style:name="P3" style:family="paragraph" style:parent-style-name="Standard">
      <style:text-properties fo:font-size="12pt" style:text-underline-style="none" fo:font-weight="normal" officeooo:rsid="001b09dc" officeooo:paragraph-rsid="001cc410" style:font-weight-asian="normal" style:font-weight-complex="normal"/>
    </style:style>
    <style:style style:name="P4" style:family="paragraph" style:parent-style-name="Standard">
      <style:text-properties fo:font-size="12pt" style:text-underline-style="none" fo:font-weight="normal" officeooo:rsid="001cc410" officeooo:paragraph-rsid="001cc410" style:font-weight-asian="normal" style:font-weight-complex="normal"/>
    </style:style>
    <style:style style:name="P5" style:family="paragraph" style:parent-style-name="Standard">
      <style:text-properties fo:font-size="12pt" style:text-underline-style="none" fo:font-weight="normal" officeooo:rsid="001ebde0" officeooo:paragraph-rsid="001ebde0" style:font-weight-asian="normal" style:font-weight-complex="normal"/>
    </style:style>
    <style:style style:name="P6" style:family="paragraph" style:parent-style-name="Standard">
      <style:text-properties fo:font-size="16pt" style:text-underline-style="none" fo:font-weight="bold" officeooo:rsid="001cc410" officeooo:paragraph-rsid="001cc410" style:font-weight-asian="bold" style:font-weight-complex="bold"/>
    </style:style>
    <style:style style:name="P7" style:family="paragraph" style:parent-style-name="Standard">
      <style:text-properties fo:font-size="12pt" style:text-underline-style="none" fo:font-weight="normal" officeooo:rsid="001ebde0" officeooo:paragraph-rsid="001ebde0" style:font-weight-asian="normal" style:font-weight-complex="normal"/>
    </style:style>
    <style:style style:name="P8" style:family="paragraph" style:parent-style-name="Standard">
      <style:text-properties fo:font-size="12pt" style:text-underline-style="none" fo:font-weight="normal" officeooo:rsid="001b09dc" officeooo:paragraph-rsid="001cc410" style:font-weight-asian="normal" style:font-weight-complex="normal"/>
    </style:style>
    <style:style style:name="P9" style:family="paragraph" style:parent-style-name="Standard">
      <style:text-properties fo:font-size="12pt" style:text-underline-style="none" fo:font-weight="normal" officeooo:rsid="0021d170" officeooo:paragraph-rsid="0021d170" style:font-weight-asian="normal" style:font-weight-complex="normal"/>
    </style:style>
    <style:style style:name="T1" style:family="text">
      <style:text-properties officeooo:rsid="001cc4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c410" style:font-weight-asian="bold" style:font-weight-complex="bold"/>
    </style:style>
    <style:style style:name="T4" style:family="text">
      <style:text-properties fo:font-weight="bold" officeooo:rsid="0021d170" style:font-weight-asian="bold" style:font-weight-complex="bold"/>
    </style:style>
    <style:style style:name="T5" style:family="text">
      <style:text-properties officeooo:rsid="0021d17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hort detailed r</text:span>eport on <text:span text:style-name="T1">the </text:span>QROSS project</text:p>
      <text:p text:style-name="P6">(progress as of 13-09-2024)</text:p>
      <text:p text:style-name="P1"/>
      <text:p text:style-name="P2">I. <text:span text:style-name="T3">Analysis and </text:span><text:span text:style-name="T2">findings from QROSS project:</text:span></text:p>
      <text:p text:style-name="P2"><text:span text:style-name="T2"/></text:p>
      <text:p text:style-name="P2"><text:span text:style-name="T2"/></text:p>
      <text:p text:style-name="P3">II. <text:span text:style-name="T3">Analysis and </text:span><text:span text:style-name="T2">findings from Chaitanya Joshi paper:</text:span></text:p>
      <text:p text:style-name="P3"><text:span text:style-name="T2"/></text:p>
      <text:p text:style-name="P3"><text:span text:style-name="T2"/></text:p>
      <text:p text:style-name="P3">III. <text:span text:style-name="T3">Analysis and </text:span><text:span text:style-name="T2">findings from VP Dwivedi paper:</text:span></text:p>
      <text:p text:style-name="P3"/>
      <text:p text:style-name="P3"/>
      <text:p text:style-name="P3">IV. <text:span text:style-name="T3">Analysis and </text:span><text:span text:style-name="T2">findings from Laplacian Eigenmap paper:</text:span></text:p>
      <text:p text:style-name="P3"/>
      <text:p text:style-name="P3"/>
      <text:p text:style-name="P3">V. <text:span text:style-name="T3">Repository analysis <text:line-break/></text:span><text:span text:style-name="T5">1. </text:span><text:span text:style-name="T4">M</text:span><text:span text:style-name="T3">ulti masked aggregators:</text:span></text:p>
      <text:p text:style-name="P9"><text:span text:style-name="T1">2. </text:span><text:span text:style-name="T3">Generalizing-Graph-Network-Models-for-the-TSP</text:span></text:p>
      <text:p text:style-name="P9"><text:span text:style-name="T1">3.</text:span><text:span text:style-name="T3"> digiplex_parameter_tuning</text:span></text:p>
      <text:p text:style-name="P4"/>
      <text:p text:style-name="P4"/>
      <text:p text:style-name="P4">VI. <text:span text:style-name="T2">Feature extraction steps using GCNN:</text:span></text:p>
      <text:p text:style-name="P4"/>
      <text:p text:style-name="P4"/>
      <text:p text:style-name="P4">VIII. <text:span text:style-name="T2">Next steps:</text:span></text:p>
      <text:p text:style-name="P5"/>
      <text:p text:style-name="P5"/>
      <text:p text:style-name="P5">IX: <text:span text:style-name="T2">The “autoencoder method” for dimensionality reduction:</text:span></text:p>
      <text:p text:style-name="P5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9:03:39.273777411</meta:creation-date>
    <dc:date>2024-09-13T20:14:30.950032258</dc:date>
    <meta:editing-duration>PT44M42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1" meta:paragraph-count="12" meta:word-count="69" meta:character-count="514" meta:non-whitespace-character-count="456"/>
  </office:meta>
</office:document-meta>
</file>